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8189in"/>
    </style:style>
    <style:style style:name="co19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0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3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60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60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F20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ELSE.AI20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0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YURT</text:p>
          </table:table-cell>
          <table:table-cell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/>
          <table:table-cell table:style-name="ce1"/>
          <table:table-cell table:number-columns-repeated="8"/>
          <table:table-cell table:style-name="ce1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2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HORSE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2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office:value-type="string" calcext:value-type="string">
            <text:p>DLC_COW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ce16"/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/>
          <table:table-cell table:style-name="ce1" office:value-type="string" calcext:value-type="string">
            <text:p>DLC_NEWSHALLOW</text:p>
          </table:table-cell>
          <table:table-cell table:number-columns-repeated="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2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office:value-type="string" calcext:value-type="string">
            <text:p>TRANSPORT_SHIP</text:p>
          </table:table-cell>
          <table:table-cell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4"/>
          <table:table-cell table:style-name="ce16"/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/>
          <table:table-cell table:style-name="ce1"/>
          <table:table-cell table:number-columns-repeated="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DLC_WATER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/>
          <table:table-cell table:style-name="ce1" office:value-type="string" calcext:value-type="string">
            <text:p>WA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0];[.$A$11])" office:value-type="string" office:string-value="6,7" calcext:value-type="string">
            <text:p>6,7</text:p>
          </table:table-cell>
          <table:table-cell table:style-name="ce4" office:value-type="float" office:value="4" calcext:value-type="float">
            <text:p>4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BLOCKER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12,4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2];[.$A$13])" office:value-type="string" office:string-value="8,9" calcext:value-type="string">
            <text:p>8,9</text:p>
          </table:table-cell>
          <table:table-cell table:style-name="ce4" office:value-type="string" calcext:value-type="string">
            <text:p>8,1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0];[.$A$12])" office:value-type="string" office:string-value="6,8" calcext:value-type="string">
            <text:p>6,8</text:p>
          </table:table-cell>
          <table:table-cell table:style-name="ce4" office:value-type="float" office:value="4" calcext:value-type="float">
            <text:p>4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15])" office:value-type="string" office:string-value="1,11" calcext:value-type="string">
            <text:p>1,11</text:p>
          </table:table-cell>
          <table:table-cell table:style-name="ce4" office:value-type="string" calcext:value-type="string">
            <text:p>2,2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2" calcext:value-type="float">
            <text:p>22</text:p>
          </table:table-cell>
          <table:table-cell table:style-name="ce19"/>
          <table:table-cell table:style-name="ce4"/>
          <table:table-cell table:style-name="ce19" table:formula="of:=COM.MICROSOFT.TEXTJOIN(&quot;,&quot;;1;[.$A$5];[.$A$17])" office:value-type="string" office:string-value="1,13" calcext:value-type="string">
            <text:p>1,13</text:p>
          </table:table-cell>
          <table:table-cell table:style-name="ce4" office:value-type="string" calcext:value-type="string">
            <text:p>32,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;[.$A$18])" office:value-type="string" office:string-value="1,13,14" calcext:value-type="string">
            <text:p>1,13,14</text:p>
          </table:table-cell>
          <table:table-cell table:style-name="ce4" office:value-type="string" calcext:value-type="string">
            <text:p>16,3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;[.$A$18:.$A$19])" office:value-type="string" office:string-value="1,13,14,15" calcext:value-type="string">
            <text:p>1,13,14,15</text:p>
          </table:table-cell>
          <table:table-cell table:style-name="ce4" office:value-type="string" calcext:value-type="string">
            <text:p>16,3,8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;[.$A$18:.$A$20])" office:value-type="string" office:string-value="1,13,14,15,16" calcext:value-type="string">
            <text:p>1,13,14,15,16</text:p>
          </table:table-cell>
          <table:table-cell table:style-name="ce4" office:value-type="string" calcext:value-type="string">
            <text:p>16,3,8,8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)" office:value-type="string" office:string-value="1,13" calcext:value-type="string">
            <text:p>1,13</text:p>
          </table:table-cell>
          <table:table-cell table:style-name="ce4" office:value-type="string" calcext:value-type="string">
            <text:p>16,3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;[.$A$22])" office:value-type="string" office:string-value="1,13,18" calcext:value-type="string">
            <text:p>1,13,18</text:p>
          </table:table-cell>
          <table:table-cell table:style-name="ce4" office:value-type="string" calcext:value-type="string">
            <text:p>16,3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-120" calcext:value-type="float">
            <text:p>-120</text:p>
          </table:table-cell>
          <table:table-cell table:style-name="ce15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7];[.$A$22];[.$A$23])" office:value-type="string" office:string-value="1,13,18,19" calcext:value-type="string">
            <text:p>1,13,18,19</text:p>
          </table:table-cell>
          <table:table-cell table:style-name="ce4" office:value-type="string" calcext:value-type="string">
            <text:p>16,3,8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1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8" table:content-validation-name="val4" office:value-type="string" calcext:value-type="string">
            <text:p>Tight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18" table:content-validation-name="val8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14"/>
          <table:table-cell table:style-name="ce15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DLC_NEWSHALLOW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26:.$A$27])" office:value-type="string" office:string-value="22,23" calcext:value-type="string">
            <text:p>22,2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14"/>
          <table:table-cell table:style-name="ce15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DLC_NEWSHALLOW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26:.$A$28])" office:value-type="string" office:string-value="22,23,24" calcext:value-type="string">
            <text:p>22,23,24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0:.$A$31])" office:value-type="string" office:string-value="26,27" calcext:value-type="string">
            <text:p>26,2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0:.$A$32])" office:value-type="string" office:string-value="26,27,28" calcext:value-type="string">
            <text:p>26,27,28</text:p>
          </table:table-cell>
          <table:table-cell table:style-name="ce20" office:value-type="string" calcext:value-type="string">
            <text:p>2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0:.$A$33])" office:value-type="string" office:string-value="26,27,28,29" calcext:value-type="string">
            <text:p>26,27,28,29</text:p>
          </table:table-cell>
          <table:table-cell table:style-name="ce24" office:value-type="string" calcext:value-type="string">
            <text:p>2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0:.$A$34])" office:value-type="string" office:string-value="26,27,28,29,30" calcext:value-type="string">
            <text:p>26,27,28,29,30</text:p>
          </table:table-cell>
          <table:table-cell table:style-name="ce20" office:value-type="string" calcext:value-type="string">
            <text:p>2</text:p>
          </table:table-cell>
          <table:table-cell table:style-name="ce18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1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LEAVE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LEAVE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6])" office:value-type="string" office:string-value="32" calcext:value-type="string">
            <text:p>32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0" office:value-type="string" calcext:value-type="string">
            <text:p>DLC_SAVANNAHPATCH</text:p>
          </table:table-cell>
          <table:table-cell table:style-name="ce4" table:number-columns-repeated="3"/>
          <table:table-cell table:style-name="ce1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8])" office:value-type="string" office:string-value="34" calcext:value-type="string">
            <text:p>34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0" office:value-type="string" calcext:value-type="string">
            <text:p>DLC_SAVANNAHPATCH</text:p>
          </table:table-cell>
          <table:table-cell table:style-name="ce4" table:number-columns-repeated="3"/>
          <table:table-cell table:style-name="ce1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ANGROVE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BUTTERFLIES_A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BUTTERFLIES_B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table:number-columns-repeated="2"/>
          <table:table-cell table:style-name="ce18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];[.$A$41])" office:value-type="string" office:string-value="1,37" calcext:value-type="string">
            <text:p>1,37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BUTTERFLIES_C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table:number-columns-repeated="2"/>
          <table:table-cell table:style-name="ce1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8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];[.$A$41];[.$A$42])" office:value-type="string" office:string-value="1,37,38" calcext:value-type="string">
            <text:p>1,37,38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18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23:05:27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23:34:30.720000000</dc:date>
    <meta:editing-duration>P19DT13M45S</meta:editing-duration>
    <meta:editing-cycles>462</meta:editing-cycles>
    <meta:generator>LibreOffice/7.1.3.2$Windows_X86_64 LibreOffice_project/47f78053abe362b9384784d31a6e56f8511eb1c1</meta:generator>
    <meta:document-statistic meta:table-count="1" meta:cell-count="672" meta:object-count="0"/>
  </office:meta>
</office:document-meta>
</file>